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28.406"/>
          <table:table-cell office:value-type="float" office:value="127.881"/>
          <table:table-cell office:value-type="float" office:value="123.67"/>
          <table:table-cell office:value-type="float" office:value="0.0"/>
          <table:table-cell office:value-type="float" office:value="0.0"/>
          <table:table-cell office:value-type="float" office:value="762.0"/>
          <table:table-cell office:value-type="float" office:value="270984.0"/>
          <table:table-cell office:value-type="float" office:value="1370985.0"/>
          <table:table-cell office:value-type="float" office:value="429842.0"/>
          <table:table-cell office:value-type="float" office:value="1568089.0"/>
          <table:table-cell office:value-type="float" office:value="386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7.3941"/>
          <table:table-cell office:value-type="float" office:value="6.898"/>
          <table:table-cell office:value-type="float" office:value="2.6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36.0"/>
          <table:table-cell office:value-type="float" office:value="38679.0"/>
          <table:table-cell office:value-type="float" office:value="429842.0"/>
          <table:table-cell office:value-type="float" office:value="1568089.0"/>
          <table:table-cell office:value-type="float" office:value="385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.46599"/>
          <table:table-cell office:value-type="float" office:value="2.898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1.0"/>
          <table:table-cell office:value-type="float" office:value="3454.0"/>
          <table:table-cell office:value-type="float" office:value="302393.0"/>
          <table:table-cell office:value-type="float" office:value="1160217.0"/>
          <table:table-cell office:value-type="float" office:value="259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49.0"/>
          <table:table-cell office:value-type="float" office:value="569607.0"/>
          <table:table-cell office:value-type="float" office:value="497653.0"/>
          <table:table-cell office:value-type="float" office:value="359751.0"/>
          <table:table-cell office:value-type="float" office:value="324623.0"/>
          <table:table-cell office:value-type="float" office:value="64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47.3879"/>
          <table:table-cell office:value-type="float" office:value="46.862"/>
          <table:table-cell office:value-type="float" office:value="42.53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79526.0"/>
          <table:table-cell office:value-type="float" office:value="714612.0"/>
          <table:table-cell office:value-type="float" office:value="429842.0"/>
          <table:table-cell office:value-type="float" office:value="1568090.0"/>
          <table:table-cell office:value-type="float" office:value="384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8.62072"/>
          <table:table-cell office:value-type="float" office:value="8.063"/>
          <table:table-cell office:value-type="float" office:value="3.8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550.0"/>
          <table:table-cell office:value-type="float" office:value="67402.0"/>
          <table:table-cell office:value-type="float" office:value="429842.0"/>
          <table:table-cell office:value-type="float" office:value="1568090.0"/>
          <table:table-cell office:value-type="float" office:value="382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.19496"/>
          <table:table-cell office:value-type="float" office:value="2.6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1378.0"/>
          <table:table-cell office:value-type="float" office:value="302393.0"/>
          <table:table-cell office:value-type="float" office:value="1160218.0"/>
          <table:table-cell office:value-type="float" office:value="260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49.0"/>
          <table:table-cell office:value-type="float" office:value="569607.0"/>
          <table:table-cell office:value-type="float" office:value="497653.0"/>
          <table:table-cell office:value-type="float" office:value="359751.0"/>
          <table:table-cell office:value-type="float" office:value="324623.0"/>
          <table:table-cell office:value-type="float" office:value="64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61.9684"/>
          <table:table-cell office:value-type="float" office:value="61.483"/>
          <table:table-cell office:value-type="float" office:value="57.26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4235.0"/>
          <table:table-cell office:value-type="float" office:value="917404.0"/>
          <table:table-cell office:value-type="float" office:value="429842.0"/>
          <table:table-cell office:value-type="float" office:value="1568089.0"/>
          <table:table-cell office:value-type="float" office:value="382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4.9695"/>
          <table:table-cell office:value-type="float" office:value="34.458"/>
          <table:table-cell office:value-type="float" office:value="30.35"/>
          <table:table-cell office:value-type="float" office:value="1.0"/>
          <table:table-cell office:value-type="float" office:value="0.0"/>
          <table:table-cell office:value-type="float" office:value="185.0"/>
          <table:table-cell office:value-type="float" office:value="55863.0"/>
          <table:table-cell office:value-type="float" office:value="619835.0"/>
          <table:table-cell office:value-type="float" office:value="429842.0"/>
          <table:table-cell office:value-type="float" office:value="1568089.0"/>
          <table:table-cell office:value-type="float" office:value="386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.37834"/>
          <table:table-cell office:value-type="float" office:value="2.845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2342.0"/>
          <table:table-cell office:value-type="float" office:value="302393.0"/>
          <table:table-cell office:value-type="float" office:value="1160217.0"/>
          <table:table-cell office:value-type="float" office:value="259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49.0"/>
          <table:table-cell office:value-type="float" office:value="569607.0"/>
          <table:table-cell office:value-type="float" office:value="497653.0"/>
          <table:table-cell office:value-type="float" office:value="359751.0"/>
          <table:table-cell office:value-type="float" office:value="324623.0"/>
          <table:table-cell office:value-type="float" office:value="64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76.636"/>
          <table:table-cell office:value-type="float" office:value="76.091"/>
          <table:table-cell office:value-type="float" office:value="71.76"/>
          <table:table-cell office:value-type="float" office:value="0.0"/>
          <table:table-cell office:value-type="float" office:value="0.0"/>
          <table:table-cell office:value-type="float" office:value="332.0"/>
          <table:table-cell office:value-type="float" office:value="123379.0"/>
          <table:table-cell office:value-type="float" office:value="902647.0"/>
          <table:table-cell office:value-type="float" office:value="429842.0"/>
          <table:table-cell office:value-type="float" office:value="1568089.0"/>
          <table:table-cell office:value-type="float" office:value="3844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68.4447"/>
          <table:table-cell office:value-type="float" office:value="67.884"/>
          <table:table-cell office:value-type="float" office:value="63.61"/>
          <table:table-cell office:value-type="float" office:value="0.0"/>
          <table:table-cell office:value-type="float" office:value="0.0"/>
          <table:table-cell office:value-type="float" office:value="460.0"/>
          <table:table-cell office:value-type="float" office:value="157832.0"/>
          <table:table-cell office:value-type="float" office:value="746767.0"/>
          <table:table-cell office:value-type="float" office:value="429842.0"/>
          <table:table-cell office:value-type="float" office:value="1568089.0"/>
          <table:table-cell office:value-type="float" office:value="3863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.42793"/>
          <table:table-cell office:value-type="float" office:value="2.878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3.0"/>
          <table:table-cell office:value-type="float" office:value="6600.0"/>
          <table:table-cell office:value-type="float" office:value="302393.0"/>
          <table:table-cell office:value-type="float" office:value="1160217.0"/>
          <table:table-cell office:value-type="float" office:value="262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49.0"/>
          <table:table-cell office:value-type="float" office:value="569607.0"/>
          <table:table-cell office:value-type="float" office:value="497653.0"/>
          <table:table-cell office:value-type="float" office:value="359751.0"/>
          <table:table-cell office:value-type="float" office:value="324623.0"/>
          <table:table-cell office:value-type="float" office:value="64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41.118"/>
          <table:table-cell office:value-type="float" office:value="340.599"/>
          <table:table-cell office:value-type="float" office:value="336.26"/>
          <table:table-cell office:value-type="float" office:value="0.0"/>
          <table:table-cell office:value-type="float" office:value="0.0"/>
          <table:table-cell office:value-type="float" office:value="1504.0"/>
          <table:table-cell office:value-type="float" office:value="641400.0"/>
          <table:table-cell office:value-type="float" office:value="4334492.0"/>
          <table:table-cell office:value-type="float" office:value="429842.0"/>
          <table:table-cell office:value-type="float" office:value="1568090.0"/>
          <table:table-cell office:value-type="float" office:value="3862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7.97467"/>
          <table:table-cell office:value-type="float" office:value="7.372"/>
          <table:table-cell office:value-type="float" office:value="3.1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252.0"/>
          <table:table-cell office:value-type="float" office:value="39309.0"/>
          <table:table-cell office:value-type="float" office:value="429842.0"/>
          <table:table-cell office:value-type="float" office:value="1568090.0"/>
          <table:table-cell office:value-type="float" office:value="384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4.10629"/>
          <table:table-cell office:value-type="float" office:value="3.653"/>
          <table:table-cell office:value-type="float" office:value="1.44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940.0"/>
          <table:table-cell office:value-type="float" office:value="8497.0"/>
          <table:table-cell office:value-type="float" office:value="302393.0"/>
          <table:table-cell office:value-type="float" office:value="1160218.0"/>
          <table:table-cell office:value-type="float" office:value="259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49.0"/>
          <table:table-cell office:value-type="float" office:value="569607.0"/>
          <table:table-cell office:value-type="float" office:value="497653.0"/>
          <table:table-cell office:value-type="float" office:value="359751.0"/>
          <table:table-cell office:value-type="float" office:value="324623.0"/>
          <table:table-cell office:value-type="float" office:value="64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6.3225"/>
          <table:table-cell office:value-type="float" office:value="45.807"/>
          <table:table-cell office:value-type="float" office:value="41.15"/>
          <table:table-cell office:value-type="float" office:value="0.0"/>
          <table:table-cell office:value-type="float" office:value="0.0"/>
          <table:table-cell office:value-type="float" office:value="205.0"/>
          <table:table-cell office:value-type="float" office:value="65274.0"/>
          <table:table-cell office:value-type="float" office:value="596722.0"/>
          <table:table-cell office:value-type="float" office:value="470868.0"/>
          <table:table-cell office:value-type="float" office:value="1727091.0"/>
          <table:table-cell office:value-type="float" office:value="402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22.4373"/>
          <table:table-cell office:value-type="float" office:value="21.849"/>
          <table:table-cell office:value-type="float" office:value="17.5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7099.0"/>
          <table:table-cell office:value-type="float" office:value="331090.0"/>
          <table:table-cell office:value-type="float" office:value="470868.0"/>
          <table:table-cell office:value-type="float" office:value="1727091.0"/>
          <table:table-cell office:value-type="float" office:value="404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.66972"/>
          <table:table-cell office:value-type="float" office:value="3.154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3701.0"/>
          <table:table-cell office:value-type="float" office:value="343495.0"/>
          <table:table-cell office:value-type="float" office:value="1319117.0"/>
          <table:table-cell office:value-type="float" office:value="280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325.0"/>
          <table:table-cell office:value-type="float" office:value="637898.0"/>
          <table:table-cell office:value-type="float" office:value="558740.0"/>
          <table:table-cell office:value-type="float" office:value="401544.0"/>
          <table:table-cell office:value-type="float" office:value="346191.0"/>
          <table:table-cell office:value-type="float" office:value="64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3.3244"/>
          <table:table-cell office:value-type="float" office:value="42.81"/>
          <table:table-cell office:value-type="float" office:value="38.18"/>
          <table:table-cell office:value-type="float" office:value="0.0"/>
          <table:table-cell office:value-type="float" office:value="0.0"/>
          <table:table-cell office:value-type="float" office:value="214.0"/>
          <table:table-cell office:value-type="float" office:value="65145.0"/>
          <table:table-cell office:value-type="float" office:value="693502.0"/>
          <table:table-cell office:value-type="float" office:value="470868.0"/>
          <table:table-cell office:value-type="float" office:value="1727091.0"/>
          <table:table-cell office:value-type="float" office:value="404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24.5821"/>
          <table:table-cell office:value-type="float" office:value="24.061"/>
          <table:table-cell office:value-type="float" office:value="19.57"/>
          <table:table-cell office:value-type="float" office:value="1.0"/>
          <table:table-cell office:value-type="float" office:value="0.0"/>
          <table:table-cell office:value-type="float" office:value="121.0"/>
          <table:table-cell office:value-type="float" office:value="30589.0"/>
          <table:table-cell office:value-type="float" office:value="436004.0"/>
          <table:table-cell office:value-type="float" office:value="470868.0"/>
          <table:table-cell office:value-type="float" office:value="1727091.0"/>
          <table:table-cell office:value-type="float" office:value="400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.69251"/>
          <table:table-cell office:value-type="float" office:value="3.141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705.0"/>
          <table:table-cell office:value-type="float" office:value="343495.0"/>
          <table:table-cell office:value-type="float" office:value="1319117.0"/>
          <table:table-cell office:value-type="float" office:value="279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325.0"/>
          <table:table-cell office:value-type="float" office:value="637898.0"/>
          <table:table-cell office:value-type="float" office:value="558740.0"/>
          <table:table-cell office:value-type="float" office:value="401544.0"/>
          <table:table-cell office:value-type="float" office:value="346191.0"/>
          <table:table-cell office:value-type="float" office:value="64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55.7714"/>
          <table:table-cell office:value-type="float" office:value="55.379"/>
          <table:table-cell office:value-type="float" office:value="51.81"/>
          <table:table-cell office:value-type="float" office:value="0.0"/>
          <table:table-cell office:value-type="float" office:value="0.0"/>
          <table:table-cell office:value-type="float" office:value="260.0"/>
          <table:table-cell office:value-type="float" office:value="95996.0"/>
          <table:table-cell office:value-type="float" office:value="748119.0"/>
          <table:table-cell office:value-type="float" office:value="470868.0"/>
          <table:table-cell office:value-type="float" office:value="1727092.0"/>
          <table:table-cell office:value-type="float" office:value="399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19.1518"/>
          <table:table-cell office:value-type="float" office:value="18.519"/>
          <table:table-cell office:value-type="float" office:value="14.17"/>
          <table:table-cell office:value-type="float" office:value="1.0"/>
          <table:table-cell office:value-type="float" office:value="0.0"/>
          <table:table-cell office:value-type="float" office:value="82.0"/>
          <table:table-cell office:value-type="float" office:value="22887.0"/>
          <table:table-cell office:value-type="float" office:value="241081.0"/>
          <table:table-cell office:value-type="float" office:value="470868.0"/>
          <table:table-cell office:value-type="float" office:value="1727092.0"/>
          <table:table-cell office:value-type="float" office:value="404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.75729"/>
          <table:table-cell office:value-type="float" office:value="3.199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1.0"/>
          <table:table-cell office:value-type="float" office:value="3888.0"/>
          <table:table-cell office:value-type="float" office:value="343495.0"/>
          <table:table-cell office:value-type="float" office:value="1319118.0"/>
          <table:table-cell office:value-type="float" office:value="2793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325.0"/>
          <table:table-cell office:value-type="float" office:value="637898.0"/>
          <table:table-cell office:value-type="float" office:value="558740.0"/>
          <table:table-cell office:value-type="float" office:value="401544.0"/>
          <table:table-cell office:value-type="float" office:value="346191.0"/>
          <table:table-cell office:value-type="float" office:value="64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45.055"/>
          <table:table-cell office:value-type="float" office:value="144.51"/>
          <table:table-cell office:value-type="float" office:value="140.28"/>
          <table:table-cell office:value-type="float" office:value="0.0"/>
          <table:table-cell office:value-type="float" office:value="0.0"/>
          <table:table-cell office:value-type="float" office:value="764.0"/>
          <table:table-cell office:value-type="float" office:value="303146.0"/>
          <table:table-cell office:value-type="float" office:value="2072563.0"/>
          <table:table-cell office:value-type="float" office:value="470868.0"/>
          <table:table-cell office:value-type="float" office:value="1727093.0"/>
          <table:table-cell office:value-type="float" office:value="4011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7.9303"/>
          <table:table-cell office:value-type="float" office:value="37.412"/>
          <table:table-cell office:value-type="float" office:value="33.12"/>
          <table:table-cell office:value-type="float" office:value="0.0"/>
          <table:table-cell office:value-type="float" office:value="0.0"/>
          <table:table-cell office:value-type="float" office:value="281.0"/>
          <table:table-cell office:value-type="float" office:value="90524.0"/>
          <table:table-cell office:value-type="float" office:value="445525.0"/>
          <table:table-cell office:value-type="float" office:value="470868.0"/>
          <table:table-cell office:value-type="float" office:value="1727093.0"/>
          <table:table-cell office:value-type="float" office:value="404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.77147"/>
          <table:table-cell office:value-type="float" office:value="3.214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6.0"/>
          <table:table-cell office:value-type="float" office:value="5690.0"/>
          <table:table-cell office:value-type="float" office:value="343495.0"/>
          <table:table-cell office:value-type="float" office:value="1319119.0"/>
          <table:table-cell office:value-type="float" office:value="280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325.0"/>
          <table:table-cell office:value-type="float" office:value="637898.0"/>
          <table:table-cell office:value-type="float" office:value="558740.0"/>
          <table:table-cell office:value-type="float" office:value="401544.0"/>
          <table:table-cell office:value-type="float" office:value="346191.0"/>
          <table:table-cell office:value-type="float" office:value="64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3.3388"/>
          <table:table-cell office:value-type="float" office:value="22.76"/>
          <table:table-cell office:value-type="float" office:value="18.52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8951.0"/>
          <table:table-cell office:value-type="float" office:value="275438.0"/>
          <table:table-cell office:value-type="float" office:value="470868.0"/>
          <table:table-cell office:value-type="float" office:value="1727093.0"/>
          <table:table-cell office:value-type="float" office:value="399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16.5025"/>
          <table:table-cell office:value-type="float" office:value="15.932"/>
          <table:table-cell office:value-type="float" office:value="11.55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4281.0"/>
          <table:table-cell office:value-type="float" office:value="120492.0"/>
          <table:table-cell office:value-type="float" office:value="470868.0"/>
          <table:table-cell office:value-type="float" office:value="1727093.0"/>
          <table:table-cell office:value-type="float" office:value="403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4.18613"/>
          <table:table-cell office:value-type="float" office:value="3.616"/>
          <table:table-cell office:value-type="float" office:value="0.8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75.0"/>
          <table:table-cell office:value-type="float" office:value="14312.0"/>
          <table:table-cell office:value-type="float" office:value="343495.0"/>
          <table:table-cell office:value-type="float" office:value="1319119.0"/>
          <table:table-cell office:value-type="float" office:value="278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325.0"/>
          <table:table-cell office:value-type="float" office:value="637898.0"/>
          <table:table-cell office:value-type="float" office:value="558740.0"/>
          <table:table-cell office:value-type="float" office:value="401544.0"/>
          <table:table-cell office:value-type="float" office:value="346191.0"/>
          <table:table-cell office:value-type="float" office:value="64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4.3874"/>
          <table:table-cell office:value-type="float" office:value="43.988"/>
          <table:table-cell office:value-type="float" office:value="42.25"/>
          <table:table-cell office:value-type="float" office:value="0.0"/>
          <table:table-cell office:value-type="float" office:value="0.0"/>
          <table:table-cell office:value-type="float" office:value="314.0"/>
          <table:table-cell office:value-type="float" office:value="117480.0"/>
          <table:table-cell office:value-type="float" office:value="567304.0"/>
          <table:table-cell office:value-type="float" office:value="175468.0"/>
          <table:table-cell office:value-type="float" office:value="617768.0"/>
          <table:table-cell office:value-type="float" office:value="213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02.623"/>
          <table:table-cell office:value-type="float" office:value="102.195"/>
          <table:table-cell office:value-type="float" office:value="100.47"/>
          <table:table-cell office:value-type="float" office:value="0.0"/>
          <table:table-cell office:value-type="float" office:value="0.0"/>
          <table:table-cell office:value-type="float" office:value="876.0"/>
          <table:table-cell office:value-type="float" office:value="324876.0"/>
          <table:table-cell office:value-type="float" office:value="1243358.0"/>
          <table:table-cell office:value-type="float" office:value="175468.0"/>
          <table:table-cell office:value-type="float" office:value="617768.0"/>
          <table:table-cell office:value-type="float" office:value="212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39402"/>
          <table:table-cell office:value-type="float" office:value="0.96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939.0"/>
          <table:table-cell office:value-type="float" office:value="104363.0"/>
          <table:table-cell office:value-type="float" office:value="392426.0"/>
          <table:table-cell office:value-type="float" office:value="151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477.0"/>
          <table:table-cell office:value-type="float" office:value="206954.0"/>
          <table:table-cell office:value-type="float" office:value="178502.0"/>
          <table:table-cell office:value-type="float" office:value="132758.0"/>
          <table:table-cell office:value-type="float" office:value="136807.0"/>
          <table:table-cell office:value-type="float" office:value="32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3.703"/>
          <table:table-cell office:value-type="float" office:value="23.323"/>
          <table:table-cell office:value-type="float" office:value="21.68"/>
          <table:table-cell office:value-type="float" office:value="0.0"/>
          <table:table-cell office:value-type="float" office:value="0.0"/>
          <table:table-cell office:value-type="float" office:value="199.0"/>
          <table:table-cell office:value-type="float" office:value="67855.0"/>
          <table:table-cell office:value-type="float" office:value="399337.0"/>
          <table:table-cell office:value-type="float" office:value="175468.0"/>
          <table:table-cell office:value-type="float" office:value="617768.0"/>
          <table:table-cell office:value-type="float" office:value="2133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2.52157"/>
          <table:table-cell office:value-type="float" office:value="2.084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56.0"/>
          <table:table-cell office:value-type="float" office:value="5164.0"/>
          <table:table-cell office:value-type="float" office:value="175468.0"/>
          <table:table-cell office:value-type="float" office:value="617768.0"/>
          <table:table-cell office:value-type="float" office:value="216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38785"/>
          <table:table-cell office:value-type="float" office:value="1.01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886.0"/>
          <table:table-cell office:value-type="float" office:value="104363.0"/>
          <table:table-cell office:value-type="float" office:value="392426.0"/>
          <table:table-cell office:value-type="float" office:value="151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477.0"/>
          <table:table-cell office:value-type="float" office:value="206954.0"/>
          <table:table-cell office:value-type="float" office:value="178502.0"/>
          <table:table-cell office:value-type="float" office:value="132758.0"/>
          <table:table-cell office:value-type="float" office:value="136807.0"/>
          <table:table-cell office:value-type="float" office:value="32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2.5129"/>
          <table:table-cell office:value-type="float" office:value="52.143"/>
          <table:table-cell office:value-type="float" office:value="50.38"/>
          <table:table-cell office:value-type="float" office:value="0.0"/>
          <table:table-cell office:value-type="float" office:value="0.0"/>
          <table:table-cell office:value-type="float" office:value="337.0"/>
          <table:table-cell office:value-type="float" office:value="116948.0"/>
          <table:table-cell office:value-type="float" office:value="638758.0"/>
          <table:table-cell office:value-type="float" office:value="175468.0"/>
          <table:table-cell office:value-type="float" office:value="617768.0"/>
          <table:table-cell office:value-type="float" office:value="2133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6.13173"/>
          <table:table-cell office:value-type="float" office:value="5.677"/>
          <table:table-cell office:value-type="float" office:value="3.92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1553.0"/>
          <table:table-cell office:value-type="float" office:value="86092.0"/>
          <table:table-cell office:value-type="float" office:value="175468.0"/>
          <table:table-cell office:value-type="float" office:value="617768.0"/>
          <table:table-cell office:value-type="float" office:value="213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38634"/>
          <table:table-cell office:value-type="float" office:value="0.97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1.0"/>
          <table:table-cell office:value-type="float" office:value="1339.0"/>
          <table:table-cell office:value-type="float" office:value="104363.0"/>
          <table:table-cell office:value-type="float" office:value="392426.0"/>
          <table:table-cell office:value-type="float" office:value="151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477.0"/>
          <table:table-cell office:value-type="float" office:value="206954.0"/>
          <table:table-cell office:value-type="float" office:value="178502.0"/>
          <table:table-cell office:value-type="float" office:value="132758.0"/>
          <table:table-cell office:value-type="float" office:value="136807.0"/>
          <table:table-cell office:value-type="float" office:value="32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77.1966"/>
          <table:table-cell office:value-type="float" office:value="76.857"/>
          <table:table-cell office:value-type="float" office:value="75.1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10630.0"/>
          <table:table-cell office:value-type="float" office:value="867877.0"/>
          <table:table-cell office:value-type="float" office:value="175468.0"/>
          <table:table-cell office:value-type="float" office:value="617768.0"/>
          <table:table-cell office:value-type="float" office:value="2153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2.49293"/>
          <table:table-cell office:value-type="float" office:value="2.103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757.0"/>
          <table:table-cell office:value-type="float" office:value="7709.0"/>
          <table:table-cell office:value-type="float" office:value="175468.0"/>
          <table:table-cell office:value-type="float" office:value="617768.0"/>
          <table:table-cell office:value-type="float" office:value="213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35075"/>
          <table:table-cell office:value-type="float" office:value="0.90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884.0"/>
          <table:table-cell office:value-type="float" office:value="104363.0"/>
          <table:table-cell office:value-type="float" office:value="392426.0"/>
          <table:table-cell office:value-type="float" office:value="151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477.0"/>
          <table:table-cell office:value-type="float" office:value="206954.0"/>
          <table:table-cell office:value-type="float" office:value="178502.0"/>
          <table:table-cell office:value-type="float" office:value="132758.0"/>
          <table:table-cell office:value-type="float" office:value="136807.0"/>
          <table:table-cell office:value-type="float" office:value="32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4.5955"/>
          <table:table-cell office:value-type="float" office:value="24.228"/>
          <table:table-cell office:value-type="float" office:value="22.46"/>
          <table:table-cell office:value-type="float" office:value="0.0"/>
          <table:table-cell office:value-type="float" office:value="0.0"/>
          <table:table-cell office:value-type="float" office:value="195.0"/>
          <table:table-cell office:value-type="float" office:value="63011.0"/>
          <table:table-cell office:value-type="float" office:value="418734.0"/>
          <table:table-cell office:value-type="float" office:value="175468.0"/>
          <table:table-cell office:value-type="float" office:value="617768.0"/>
          <table:table-cell office:value-type="float" office:value="213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3.2486"/>
          <table:table-cell office:value-type="float" office:value="12.819"/>
          <table:table-cell office:value-type="float" office:value="11.05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9413.0"/>
          <table:table-cell office:value-type="float" office:value="249040.0"/>
          <table:table-cell office:value-type="float" office:value="175468.0"/>
          <table:table-cell office:value-type="float" office:value="617768.0"/>
          <table:table-cell office:value-type="float" office:value="213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33352"/>
          <table:table-cell office:value-type="float" office:value="0.90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349.0"/>
          <table:table-cell office:value-type="float" office:value="104363.0"/>
          <table:table-cell office:value-type="float" office:value="392426.0"/>
          <table:table-cell office:value-type="float" office:value="151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477.0"/>
          <table:table-cell office:value-type="float" office:value="206954.0"/>
          <table:table-cell office:value-type="float" office:value="178502.0"/>
          <table:table-cell office:value-type="float" office:value="132758.0"/>
          <table:table-cell office:value-type="float" office:value="136807.0"/>
          <table:table-cell office:value-type="float" office:value="32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79.7409"/>
          <table:table-cell office:value-type="float" office:value="79.15"/>
          <table:table-cell office:value-type="float" office:value="72.24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101488.0"/>
          <table:table-cell office:value-type="float" office:value="771765.0"/>
          <table:table-cell office:value-type="float" office:value="407352.0"/>
          <table:table-cell office:value-type="float" office:value="1481037.0"/>
          <table:table-cell office:value-type="float" office:value="374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12.4641"/>
          <table:table-cell office:value-type="float" office:value="11.97"/>
          <table:table-cell office:value-type="float" office:value="7.87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3963.0"/>
          <table:table-cell office:value-type="float" office:value="108828.0"/>
          <table:table-cell office:value-type="float" office:value="407352.0"/>
          <table:table-cell office:value-type="float" office:value="1481037.0"/>
          <table:table-cell office:value-type="float" office:value="373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2.97748"/>
          <table:table-cell office:value-type="float" office:value="2.585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8.0"/>
          <table:table-cell office:value-type="float" office:value="6881.0"/>
          <table:table-cell office:value-type="float" office:value="280045.0"/>
          <table:table-cell office:value-type="float" office:value="1073405.0"/>
          <table:table-cell office:value-type="float" office:value="250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027.0"/>
          <table:table-cell office:value-type="float" office:value="532451.0"/>
          <table:table-cell office:value-type="float" office:value="464399.0"/>
          <table:table-cell office:value-type="float" office:value="337011.0"/>
          <table:table-cell office:value-type="float" office:value="312939.0"/>
          <table:table-cell office:value-type="float" office:value="64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8.3741"/>
          <table:table-cell office:value-type="float" office:value="57.8"/>
          <table:table-cell office:value-type="float" office:value="53.91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28445.0"/>
          <table:table-cell office:value-type="float" office:value="763063.0"/>
          <table:table-cell office:value-type="float" office:value="407352.0"/>
          <table:table-cell office:value-type="float" office:value="1481036.0"/>
          <table:table-cell office:value-type="float" office:value="373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13.798"/>
          <table:table-cell office:value-type="float" office:value="13.235"/>
          <table:table-cell office:value-type="float" office:value="9.44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613.0"/>
          <table:table-cell office:value-type="float" office:value="123293.0"/>
          <table:table-cell office:value-type="float" office:value="407352.0"/>
          <table:table-cell office:value-type="float" office:value="1481036.0"/>
          <table:table-cell office:value-type="float" office:value="3718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2.85754"/>
          <table:table-cell office:value-type="float" office:value="2.403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0.0"/>
          <table:table-cell office:value-type="float" office:value="9383.0"/>
          <table:table-cell office:value-type="float" office:value="280045.0"/>
          <table:table-cell office:value-type="float" office:value="1073404.0"/>
          <table:table-cell office:value-type="float" office:value="248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027.0"/>
          <table:table-cell office:value-type="float" office:value="532451.0"/>
          <table:table-cell office:value-type="float" office:value="464399.0"/>
          <table:table-cell office:value-type="float" office:value="337011.0"/>
          <table:table-cell office:value-type="float" office:value="312939.0"/>
          <table:table-cell office:value-type="float" office:value="64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41.8714"/>
          <table:table-cell office:value-type="float" office:value="41.314"/>
          <table:table-cell office:value-type="float" office:value="37.39"/>
          <table:table-cell office:value-type="float" office:value="0.0"/>
          <table:table-cell office:value-type="float" office:value="0.0"/>
          <table:table-cell office:value-type="float" office:value="228.0"/>
          <table:table-cell office:value-type="float" office:value="73643.0"/>
          <table:table-cell office:value-type="float" office:value="712356.0"/>
          <table:table-cell office:value-type="float" office:value="407352.0"/>
          <table:table-cell office:value-type="float" office:value="1481036.0"/>
          <table:table-cell office:value-type="float" office:value="373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26.3677"/>
          <table:table-cell office:value-type="float" office:value="25.839"/>
          <table:table-cell office:value-type="float" office:value="22.13"/>
          <table:table-cell office:value-type="float" office:value="1.0"/>
          <table:table-cell office:value-type="float" office:value="0.0"/>
          <table:table-cell office:value-type="float" office:value="167.0"/>
          <table:table-cell office:value-type="float" office:value="50648.0"/>
          <table:table-cell office:value-type="float" office:value="452224.0"/>
          <table:table-cell office:value-type="float" office:value="407352.0"/>
          <table:table-cell office:value-type="float" office:value="1481036.0"/>
          <table:table-cell office:value-type="float" office:value="373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3.23156"/>
          <table:table-cell office:value-type="float" office:value="2.694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05.0"/>
          <table:table-cell office:value-type="float" office:value="8957.0"/>
          <table:table-cell office:value-type="float" office:value="280045.0"/>
          <table:table-cell office:value-type="float" office:value="1073404.0"/>
          <table:table-cell office:value-type="float" office:value="249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027.0"/>
          <table:table-cell office:value-type="float" office:value="532451.0"/>
          <table:table-cell office:value-type="float" office:value="464399.0"/>
          <table:table-cell office:value-type="float" office:value="337011.0"/>
          <table:table-cell office:value-type="float" office:value="312939.0"/>
          <table:table-cell office:value-type="float" office:value="64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36.783"/>
          <table:table-cell office:value-type="float" office:value="236.273"/>
          <table:table-cell office:value-type="float" office:value="232.35"/>
          <table:table-cell office:value-type="float" office:value="0.0"/>
          <table:table-cell office:value-type="float" office:value="0.0"/>
          <table:table-cell office:value-type="float" office:value="1274.0"/>
          <table:table-cell office:value-type="float" office:value="536109.0"/>
          <table:table-cell office:value-type="float" office:value="2463802.0"/>
          <table:table-cell office:value-type="float" office:value="407352.0"/>
          <table:table-cell office:value-type="float" office:value="1481036.0"/>
          <table:table-cell office:value-type="float" office:value="375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32.6051"/>
          <table:table-cell office:value-type="float" office:value="31.988"/>
          <table:table-cell office:value-type="float" office:value="28.05"/>
          <table:table-cell office:value-type="float" office:value="1.0"/>
          <table:table-cell office:value-type="float" office:value="0.0"/>
          <table:table-cell office:value-type="float" office:value="242.0"/>
          <table:table-cell office:value-type="float" office:value="76694.0"/>
          <table:table-cell office:value-type="float" office:value="583455.0"/>
          <table:table-cell office:value-type="float" office:value="407352.0"/>
          <table:table-cell office:value-type="float" office:value="1481036.0"/>
          <table:table-cell office:value-type="float" office:value="375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3.4948"/>
          <table:table-cell office:value-type="float" office:value="3.116"/>
          <table:table-cell office:value-type="float" office:value="0.9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21.0"/>
          <table:table-cell office:value-type="float" office:value="24832.0"/>
          <table:table-cell office:value-type="float" office:value="280045.0"/>
          <table:table-cell office:value-type="float" office:value="1073404.0"/>
          <table:table-cell office:value-type="float" office:value="251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027.0"/>
          <table:table-cell office:value-type="float" office:value="532451.0"/>
          <table:table-cell office:value-type="float" office:value="464399.0"/>
          <table:table-cell office:value-type="float" office:value="337011.0"/>
          <table:table-cell office:value-type="float" office:value="312939.0"/>
          <table:table-cell office:value-type="float" office:value="64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5.4208"/>
          <table:table-cell office:value-type="float" office:value="44.879"/>
          <table:table-cell office:value-type="float" office:value="40.8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4408.0"/>
          <table:table-cell office:value-type="float" office:value="680586.0"/>
          <table:table-cell office:value-type="float" office:value="407352.0"/>
          <table:table-cell office:value-type="float" office:value="1481038.0"/>
          <table:table-cell office:value-type="float" office:value="375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33.3709"/>
          <table:table-cell office:value-type="float" office:value="32.878"/>
          <table:table-cell office:value-type="float" office:value="29.09"/>
          <table:table-cell office:value-type="float" office:value="1.0"/>
          <table:table-cell office:value-type="float" office:value="0.0"/>
          <table:table-cell office:value-type="float" office:value="252.0"/>
          <table:table-cell office:value-type="float" office:value="72946.0"/>
          <table:table-cell office:value-type="float" office:value="483109.0"/>
          <table:table-cell office:value-type="float" office:value="407352.0"/>
          <table:table-cell office:value-type="float" office:value="1481038.0"/>
          <table:table-cell office:value-type="float" office:value="375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4.2382"/>
          <table:table-cell office:value-type="float" office:value="3.886"/>
          <table:table-cell office:value-type="float" office:value="1.74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545.0"/>
          <table:table-cell office:value-type="float" office:value="53510.0"/>
          <table:table-cell office:value-type="float" office:value="280045.0"/>
          <table:table-cell office:value-type="float" office:value="1073406.0"/>
          <table:table-cell office:value-type="float" office:value="248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027.0"/>
          <table:table-cell office:value-type="float" office:value="532451.0"/>
          <table:table-cell office:value-type="float" office:value="464399.0"/>
          <table:table-cell office:value-type="float" office:value="337011.0"/>
          <table:table-cell office:value-type="float" office:value="312939.0"/>
          <table:table-cell office:value-type="float" office:value="64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25652"/>
          <table:table-cell office:value-type="float" office:value="0.82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74.0"/>
          <table:table-cell office:value-type="float" office:value="8394.0"/>
          <table:table-cell office:value-type="float" office:value="64956.0"/>
          <table:table-cell office:value-type="float" office:value="224928.0"/>
          <table:table-cell office:value-type="float" office:value="134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1.03815"/>
          <table:table-cell office:value-type="float" office:value="0.66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76.0"/>
          <table:table-cell office:value-type="float" office:value="64956.0"/>
          <table:table-cell office:value-type="float" office:value="224928.0"/>
          <table:table-cell office:value-type="float" office:value="134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688612"/>
          <table:table-cell office:value-type="float" office:value="0.3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06.0"/>
          <table:table-cell office:value-type="float" office:value="42423.0"/>
          <table:table-cell office:value-type="float" office:value="151886.0"/>
          <table:table-cell office:value-type="float" office:value="113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62.0"/>
          <table:table-cell office:value-type="float" office:value="90781.0"/>
          <table:table-cell office:value-type="float" office:value="59696.0"/>
          <table:table-cell office:value-type="float" office:value="57880.0"/>
          <table:table-cell office:value-type="float" office:value="49965.0"/>
          <table:table-cell office:value-type="float" office:value="128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07372"/>
          <table:table-cell office:value-type="float" office:value="0.74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996.0"/>
          <table:table-cell office:value-type="float" office:value="64956.0"/>
          <table:table-cell office:value-type="float" office:value="224928.0"/>
          <table:table-cell office:value-type="float" office:value="134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1.10749"/>
          <table:table-cell office:value-type="float" office:value="0.7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23.0"/>
          <table:table-cell office:value-type="float" office:value="64956.0"/>
          <table:table-cell office:value-type="float" office:value="224928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789598"/>
          <table:table-cell office:value-type="float" office:value="0.3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1.0"/>
          <table:table-cell office:value-type="float" office:value="42423.0"/>
          <table:table-cell office:value-type="float" office:value="151886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62.0"/>
          <table:table-cell office:value-type="float" office:value="90781.0"/>
          <table:table-cell office:value-type="float" office:value="59696.0"/>
          <table:table-cell office:value-type="float" office:value="57880.0"/>
          <table:table-cell office:value-type="float" office:value="49965.0"/>
          <table:table-cell office:value-type="float" office:value="128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10666"/>
          <table:table-cell office:value-type="float" office:value="0.6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41.0"/>
          <table:table-cell office:value-type="float" office:value="64956.0"/>
          <table:table-cell office:value-type="float" office:value="224928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981233"/>
          <table:table-cell office:value-type="float" office:value="0.6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64956.0"/>
          <table:table-cell office:value-type="float" office:value="224928.0"/>
          <table:table-cell office:value-type="float" office:value="136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728809"/>
          <table:table-cell office:value-type="float" office:value="0.3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5.0"/>
          <table:table-cell office:value-type="float" office:value="42423.0"/>
          <table:table-cell office:value-type="float" office:value="151886.0"/>
          <table:table-cell office:value-type="float" office:value="112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62.0"/>
          <table:table-cell office:value-type="float" office:value="90781.0"/>
          <table:table-cell office:value-type="float" office:value="59696.0"/>
          <table:table-cell office:value-type="float" office:value="57880.0"/>
          <table:table-cell office:value-type="float" office:value="49965.0"/>
          <table:table-cell office:value-type="float" office:value="128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124"/>
          <table:table-cell office:value-type="float" office:value="0.69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2344.0"/>
          <table:table-cell office:value-type="float" office:value="64956.0"/>
          <table:table-cell office:value-type="float" office:value="224928.0"/>
          <table:table-cell office:value-type="float" office:value="134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1.01991"/>
          <table:table-cell office:value-type="float" office:value="0.6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.0"/>
          <table:table-cell office:value-type="float" office:value="64956.0"/>
          <table:table-cell office:value-type="float" office:value="224928.0"/>
          <table:table-cell office:value-type="float" office:value="134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704632"/>
          <table:table-cell office:value-type="float" office:value="0.3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2.0"/>
          <table:table-cell office:value-type="float" office:value="42423.0"/>
          <table:table-cell office:value-type="float" office:value="151886.0"/>
          <table:table-cell office:value-type="float" office:value="112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62.0"/>
          <table:table-cell office:value-type="float" office:value="90781.0"/>
          <table:table-cell office:value-type="float" office:value="59696.0"/>
          <table:table-cell office:value-type="float" office:value="57880.0"/>
          <table:table-cell office:value-type="float" office:value="49965.0"/>
          <table:table-cell office:value-type="float" office:value="128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06323"/>
          <table:table-cell office:value-type="float" office:value="0.71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57.0"/>
          <table:table-cell office:value-type="float" office:value="3734.0"/>
          <table:table-cell office:value-type="float" office:value="64956.0"/>
          <table:table-cell office:value-type="float" office:value="224928.0"/>
          <table:table-cell office:value-type="float" office:value="134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1.0572"/>
          <table:table-cell office:value-type="float" office:value="0.6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93.0"/>
          <table:table-cell office:value-type="float" office:value="64956.0"/>
          <table:table-cell office:value-type="float" office:value="224928.0"/>
          <table:table-cell office:value-type="float" office:value="122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733438"/>
          <table:table-cell office:value-type="float" office:value="0.3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5.0"/>
          <table:table-cell office:value-type="float" office:value="42423.0"/>
          <table:table-cell office:value-type="float" office:value="151886.0"/>
          <table:table-cell office:value-type="float" office:value="113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62.0"/>
          <table:table-cell office:value-type="float" office:value="90781.0"/>
          <table:table-cell office:value-type="float" office:value="59696.0"/>
          <table:table-cell office:value-type="float" office:value="57880.0"/>
          <table:table-cell office:value-type="float" office:value="49965.0"/>
          <table:table-cell office:value-type="float" office:value="128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